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any benefits can be derived from having social network awareness in analytical toolbox. While being aware of “social networks” a detective would better be able to make connections between suspects and the crime, or other peoples involved. By understanding that our world is made up of not only online networks making instantaneous communication possible but also be aware of the “clicks” of everyday life.</text:p>
      <text:p text:style-name="P1">The main 'social networks' that a detective should be aware of the cyberspace and the 'cliques' of everyday life. A 'clique' is a group of more than 2 people that normally share a common interest or goal (i.e. in high school jocks, preps, emos etc), but in the sense of the “real world” it would be cliques such as the gang members, the poors, the rich, old, young, black, white etc. Understanding this connections can allow a detective to find other suspects, witnesses, or just bystanders that may have knowledge on a suspect, victim etc. <text:s/></text:p>
      <text:p text:style-name="P1">The social network of the cyber world are things such as Facebook, Twitter, Tumblr, Youtube, etc. Using one of these, a detective can look at activity, pictures, videos, other “friends” of that user, and much more. On today's Facebook world, you are able to see their birthday, marital status, and family ties. </text:p>
      <text:p text:style-name="P1">By knowing about cyber social networks, and about cliques detectives can not only be able to find more information on people but help keep their own lives safe and secure.</text:p>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Discovery</meta:initial-creator>
    <meta:creation-date>2012-07-25T15:35:05</meta:creation-date>
    <dc:date>2012-07-25T16:10:17</dc:date>
    <dc:creator>Cyber Discovery</dc:creator>
    <meta:editing-duration>PT00H20M01S</meta:editing-duration>
    <meta:editing-cycles>3</meta:editing-cycles>
    <meta:generator>OpenOffice.org/3.2$Linux OpenOffice.org_project/320m12$Build-9483</meta:generator>
    <meta:document-statistic meta:table-count="0" meta:image-count="0" meta:object-count="0" meta:page-count="1" meta:paragraph-count="4" meta:word-count="245" meta:character-count="1430"/>
  </office:meta>
</office:document-meta>
</file>